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3.484cm" fo:min-width="5.60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4.221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5cm" fo:min-width="1.381cm" fo:padding-top="0.149cm" fo:padding-bottom="0.149cm" fo:padding-left="0.274cm" fo:padding-right="0.274cm"/>
    </style:style>
    <style:style style:name="gr4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fill-color="#99ff99" draw:textarea-horizontal-align="justify" draw:textarea-vertical-align="middle" draw:auto-grow-height="false" fo:min-height="0.281cm" fo:min-width="0.518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589cm" fo:min-width="3.55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302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49cm" fo:min-width="2.863cm" fo:padding-top="0.149cm" fo:padding-bottom="0.149cm" fo:padding-left="0.274cm" fo:padding-right="0.274cm"/>
    </style:style>
    <style:style style:name="gr10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2.235cm" fo:min-width="9.292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2.152cm"/>
    </style:style>
    <style:style style:name="gr12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49cm" fo:min-width="2.84cm" fo:padding-top="0.149cm" fo:padding-bottom="0.149cm" fo:padding-left="0.274cm" fo:padding-right="0.274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722cm" fo:min-width="8.192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319cm"/>
    </style:style>
    <style:style style:name="gr15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49cm" fo:min-width="1.982cm" fo:padding-top="0.149cm" fo:padding-bottom="0.149cm" fo:padding-left="0.274cm" fo:padding-right="0.274cm"/>
    </style:style>
    <style:style style:name="gr16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7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  <style:text-properties fo:font-size="18.6000003814697pt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8.6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  <style:text-properties fo:font-size="17.2999992370605pt"/>
    </style:style>
    <style:style style:name="P4" style:family="paragraph">
      <loext:graphic-properties draw:fill="none" draw:fill-color="#ffffff"/>
      <style:paragraph-properties fo:text-align="start"/>
      <style:text-properties fo:font-size="17.2999992370605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8.6000003814697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/>
      <style:paragraph-properties fo:text-align="center"/>
    </style:style>
    <style:style style:name="P8" style:family="paragraph">
      <style:paragraph-properties fo:text-align="center"/>
      <style:text-properties fo:font-size="17.2999992370605pt"/>
    </style:style>
    <style:style style:name="P9" style:family="paragraph">
      <loext:graphic-properties draw:fill="none" draw:fill-color="#ffffff"/>
      <style:paragraph-properties fo:text-align="center"/>
      <style:text-properties style:font-name="Ubuntu Mono" fo:font-size="17.299999237060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paragraph-properties fo:text-align="center"/>
      <style:text-properties style:font-name="Ubuntu Mono" fo:font-size="12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Ubuntu Mono" fo:font-size="11pt" fo:font-style="italic" fo:text-shadow="none" style:text-underline-style="none" fo:font-weight="normal" style:letter-kerning="true" style:font-name-asian="WenQuanYi Zen Hei Sharp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0000" style:font-name="Ubuntu Mono" fo:font-size="11pt" style:font-size-asian="11pt" style:font-size-complex="11pt"/>
    </style:style>
    <style:style style:name="T7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0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color="#666666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color="#000000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339cm" svg:height="3.97cm" svg:x="0.729cm" svg:y="2.00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4" draw:id="id4" draw:layer="layout" svg:width="6.191cm" svg:height="4.471cm" svg:x="0.878cm" svg:y="2.447cm">
          <draw:text-box>
            <text:p text:style-name="P3"><text:span text:style-name="T3">CODE: </text:span><text:span text:style-name="T4">myMethod()</text:span></text:p>
            <text:p text:style-name="P3"><text:span text:style-name="T5">NAME:</text:span><text:span text:style-name="T6"> </text:span><text:span text:style-name="T7">myMethod</text:span></text:p>
            <text:p text:style-name="P3"><text:span text:style-name="T5">DISPATCH_TYPE:</text:span><text:span text:style-name="T8"> </text:span><text:span text:style-name="T7">static</text:span></text:p>
            <text:p text:style-name="P3"><text:span text:style-name="T5">ORDER:</text:span><text:span text:style-name="T8"> </text:span><text:span text:style-name="T9">0</text:span></text:p>
            <text:p text:style-name="P3"><text:span text:style-name="T10">METHOD_INST_FULL_NAME:</text:span></text:p>
            <text:p text:style-name="P3"><text:span text:style-name="T4">io.shiftleft.Foo.myMethod</text:span></text:p>
            <text:p text:style-name="P3"><text:span text:style-name="T10"/></text:p>
            <text:p text:style-name="P3"><text:span text:style-name="T11"/></text:p>
          </draw:text-box>
        </draw:frame>
        <draw:custom-shape draw:style-name="gr3" draw:text-style-name="P5" draw:layer="layout" svg:width="1.945cm" svg:height="0.664cm" svg:x="0.487cm" svg:y="1.737cm">
          <text:p text:style-name="P1"><text:span text:style-name="T12">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draw:line-skew="0.207cm" svg:x1="5.613cm" svg:y1="7.679cm" svg:x2="3.898cm" svg:y2="5.972cm" draw:start-shape="id1" draw:start-glue-point="0" draw:end-shape="id2" svg:d="M5613 7679c0-969-1715-116-1715-1707" svg:viewBox="0 0 1716 1708">
          <text:p/>
        </draw:connector>
        <draw:custom-shape draw:style-name="gr5" draw:text-style-name="P7" draw:layer="layout" svg:width="1.018cm" svg:height="0.531cm" svg:x="3.448cm" svg:y="5.70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44cm" svg:height="0.85cm" svg:x="3.335cm" svg:y="5.52cm">
          <draw:text-box>
            <text:p text:style-name="P8"><text:span text:style-name="T13">AST</text:span></text:p>
          </draw:text-box>
        </draw:frame>
        <draw:custom-shape draw:style-name="gr7" draw:text-style-name="P2" draw:layer="layout" svg:width="4.219cm" svg:height="2.007cm" svg:x="4.127cm" svg:y="7.94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992cm" svg:height="1.552cm" svg:x="4.353cm" svg:y="8.389cm">
          <draw:text-box>
            <text:p text:style-name="P3"><text:span text:style-name="T5">CODE:</text:span><text:span text:style-name="T6"> </text:span><text:span text:style-name="T7">42</text:span></text:p>
            <text:p text:style-name="P3"><text:span text:style-name="T5">ORDER:</text:span><text:span text:style-name="T8"> </text:span><text:span text:style-name="T4">1</text:span></text:p>
          </draw:text-box>
        </draw:frame>
        <draw:custom-shape draw:style-name="gr9" draw:text-style-name="P5" xml:id="id1" draw:id="id1" draw:layer="layout" svg:width="3.427cm" svg:height="0.663cm" svg:x="3.9cm" svg:y="7.679cm">
          <text:p text:style-name="P1"><text:span text:style-name="T12">IDENT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6" draw:id="id6" draw:layer="layout" svg:width="9.984cm" svg:height="2.677cm" svg:x="9.087cm" svg:y="0.51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10.194cm" svg:height="2.402cm" svg:x="9.087cm" svg:y="0.955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  <text:p text:style-name="P3"><text:span text:style-name="T10">METHOD_FULL_NAME:</text:span><text:span text:style-name="T14"> </text:span><text:span text:style-name="T4">io.shiftleft.Foo.myMethod</text:span></text:p>
          </draw:text-box>
        </draw:frame>
        <draw:custom-shape draw:style-name="gr12" draw:text-style-name="P5" xml:id="id3" draw:id="id3" draw:layer="layout" svg:width="3.404cm" svg:height="0.663cm" svg:x="8.877cm" svg:y="0.27cm">
          <text:p text:style-name="P1"><text:span text:style-name="T12">METHOD_IN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8.866cm" svg:height="2.146cm" svg:x="10.176cm" svg:y="5.2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8.932cm" svg:height="1.569cm" svg:x="10.336cm" svg:y="5.731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</draw:text-box>
        </draw:frame>
        <draw:custom-shape draw:style-name="gr15" draw:text-style-name="P5" xml:id="id5" draw:id="id5" draw:layer="layout" svg:width="2.546cm" svg:height="0.663cm" svg:x="9.95cm" svg:y="5.021cm">
          <text:p text:style-name="P1"><text:span text:style-name="T12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8.877cm" svg:y1="0.601cm" svg:x2="7.069cm" svg:y2="4.682cm" draw:start-shape="id3" draw:end-shape="id4" svg:d="M8877 601c-1374 0-470 4081-1808 4081" svg:viewBox="0 0 1809 4082">
          <text:p/>
        </draw:connector>
        <draw:frame draw:style-name="gr17" draw:text-style-name="P11" draw:layer="layout" svg:width="4.976cm" svg:height="0.755cm" svg:x="7.746cm" svg:y="3.452cm">
          <draw:text-box>
            <text:p text:style-name="P10"><text:span text:style-name="T15">Associated via full name</text:span></text:p>
          </draw:text-box>
        </draw:frame>
        <draw:connector draw:style-name="gr16" draw:text-style-name="P6" draw:layer="layout" draw:type="curve" svg:x1="11.223cm" svg:y1="5.021cm" svg:x2="14.079cm" svg:y2="3.188cm" draw:start-shape="id5" draw:start-glue-point="0" draw:end-shape="id6" svg:d="M11223 5021c0-1375 2856-459 2856-1833" svg:viewBox="0 0 2857 1834">
          <text:p/>
        </draw:connector>
        <draw:frame draw:style-name="gr17" draw:text-style-name="P11" draw:layer="layout" svg:width="4.976cm" svg:height="0.755cm" svg:x="13.853cm" svg:y="3.228cm">
          <draw:text-box>
            <text:p text:style-name="P10"><text:span text:style-name="T15">Associated via 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1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30T11:30:51.955388557</dc:date>
    <meta:editing-duration>PT23H34M16S</meta:editing-duration>
    <meta:editing-cycles>65</meta:editing-cycles>
    <meta:generator>LibreOffice/6.0.6.2$Linux_X86_64 LibreOffice_project/00m0$Build-2</meta:generator>
    <meta:document-statistic meta:object-count="19"/>
  </office:meta>
</office:document-meta>
</file>